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automatic-styles>
    <style:style style:name="P1" style:family="paragraph" style:parent-style-name="Standard">
      <style:text-properties fo:color="#ffffff" loext:opacity="100%" style:font-name="Verdana" fo:font-size="16pt" officeooo:rsid="002c139d" officeooo:paragraph-rsid="002c139d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though I would describe myself as a street photographer I am also interested in other genres. At school I studied Art and Design. My teacher had a saying “simplicity is the key note to good design”. I have tried to follow that doctrine in everything I do. When I apply that concept of simplicity to photography, it could be interpreted as minimalism.</text:p>
      <text:p text:style-name="P1"/>
      <text:p text:style-name="P1">My Vistas project combines minimalism with architectural and natural landscap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13:36:42.622469425</meta:creation-date>
    <meta:print-date>2024-12-01T16:56:01.358155179</meta:print-date>
    <meta:printed-by>PDF files</meta:printed-by>
    <dc:date>2024-12-02T11:36:02.778157453</dc:date>
    <meta:editing-duration>PT42M52S</meta:editing-duration>
    <meta:editing-cycles>8</meta:editing-cycles>
    <meta:generator>LibreOffice/24.2.6.2$Linux_X86_64 LibreOffice_project/420$Build-2</meta:generator>
    <meta:document-statistic meta:table-count="0" meta:image-count="0" meta:object-count="0" meta:page-count="1" meta:paragraph-count="2" meta:word-count="72" meta:character-count="432" meta:non-whitespace-character-count="362"/>
  </office:meta>
</office:document-meta>
</file>